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110.png" xlink:type="simple" xlink:show="embed" xlink:actuate="onLoad"/></draw:frame></text:p>
          </table:table-cell>
          <table:table-cell table:style-name="Table1.B1" office:value-type="string">
            <text:h text:style-name="P2" text:outline-level="1">Классическая модель кинетики нейтронов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скалярный<text:span text:style-name="T4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110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классическую модель кинетики нейтронов, дифференциальные уравнения которой получены на основании известных уравнений кинетики “точечного” ядерного реактора <text:s/>в односкоростном приближении. </text:p>
            <text:p text:style-name="P6">Блок имеет один <text:span text:style-name="T1">входной</text:span> и один <text:span text:style-name="T1">выходной</text:span> сигнал. </text:p>
            <text:p text:style-name="P6">Данный типовой блок соответствует <text:span text:style-name="T1">постоянному</text:span> (во времени) интенсивности внешнего источника нейтронов.</text:p>
            <text:p text:style-name="P6"><text:span text:style-name="T1">Входным</text:span> сигналом в блок является <text:span text:style-name="T1">абсолютное изменение</text:span> реактивности<draw:frame draw:style-name="fr3" draw:name="Объект1" text:anchor-type="as-char" svg:width="2.646cm" svg:height="0.624cm" draw:z-index="2"><draw:object xlink:href="./Object 1" xlink:type="simple" xlink:show="embed" xlink:actuate="onLoad"/><draw:image xlink:href="./ObjectReplacements/Object 1" xlink:type="simple" xlink:show="embed" xlink:actuate="onLoad"/></draw:frame>. </text:p>
            <text:p text:style-name="P6"><text:span text:style-name="T1">Выходным</text:span> сигналом из блока являются либо <text:span text:style-name="T1">безразмерное отклонение нейтронной мощности</text:span><text:span text:style-name="T1"><draw:frame draw:style-name="fr3" draw:name="Объект2" text:anchor-type="as-char" svg:width="4.046cm" svg:height="1.20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, либо <text:span text:style-name="T1">безразмерная нейтронная мощность</text:span><text:span text:style-name="T1"><draw:frame draw:style-name="fr3" draw:name="Объект3" text:anchor-type="as-char" svg:width="2.632cm" svg:height="1.20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.</text:p>
            <text:p text:style-name="P7">Свойства:</text:p>
            <text:list xml:id="list1594786179103705346" text:style-name="L1">
              <text:list-item>
                <text:p text:style-name="P8">Эффективная доля запаздывающих нейтронов.</text:p>
              </text:list-item>
              <text:list-item>
                <text:p text:style-name="P10"><text:span text:style-name="T5">Начальная подкритичность (в долях</text:span><text:span text:style-name="T5"><draw:frame draw:style-name="fr3" draw:name="Объект4" text:anchor-type="as-char" svg:width="1.037cm" svg:height="0.543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5">).</text:span></text:p>
              </text:list-item>
              <text:list-item>
                <text:p text:style-name="P8">Время жизни мгновенных нейтронов, сек.</text:p>
              </text:list-item>
              <text:list-item>
                <text:p text:style-name="P8">Число групп запаздывающих нейтронов.</text:p>
              </text:list-item>
              <text:list-item>
                <text:p text:style-name="P8">Относительные доли групп запаздывающих нейтронов.</text:p>
              </text:list-item>
              <text:list-item>
                <text:p text:style-name="P8">Постоянные распада групп запаздывающих нейтронов.</text:p>
              </text:list-item>
              <text:list-item>
                <text:p text:style-name="P8">Нормировка (1 – если выход блока <text:span text:style-name="T1">нормированная мощность</text:span>; 0 – если выход блока <text:span text:style-name="T1">нормированные отклонения мощности</text:span>)</text:p>
              </text:list-item>
            </text:list>
            <text:p text:style-name="P6"><text:span text:style-name="T3">Математическая модель</text:span> данного блока получена на основании известных уравнений кинетики “точечного” ядерного реактора <text:s/>в односкоростном приближении (т.е. процесс деления ядер осуществляется нейтронами одной энергетической группы – либо только тепловыми, либо только быстрыми):</text:p>
            <text:p text:style-name="P6"><draw:frame draw:style-name="fr3" draw:name="Объект5" text:anchor-type="as-char" svg:width="11.121cm" svg:height="2.856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6">где <text:span text:style-name="T7">N(t)</text:span><text:span text:style-name="T6"> </text:span>– мощность реактора;</text:p>
            <text:p text:style-name="P6"><text:soft-page-break/><draw:frame draw:style-name="fr3" draw:name="Объект7" text:anchor-type="as-char" svg:width="1.051cm" svg:height="0.564cm" draw:z-index="7"><draw:object xlink:href="./Object 7" xlink:type="simple" xlink:show="embed" xlink:actuate="onLoad"/><draw:image xlink:href="./ObjectReplacements/Object 7" xlink:type="simple" xlink:show="embed" xlink:actuate="onLoad"/></draw:frame>– реактивность;</text:p>
            <text:p text:style-name="P6"><draw:frame draw:style-name="fr3" draw:name="Объект8" text:anchor-type="as-char" svg:width="1.037cm" svg:height="0.543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– эффективная доля запаздывающих нейтронов;</text:p>
            <text:p text:style-name="P6"><text:span text:style-name="T7">l</text:span><text:span text:style-name="T6"> </text:span>– время жизни мгновенных нейтронов;</text:p>
            <text:p text:style-name="P6"><draw:frame draw:style-name="fr3" draw:name="Объект10" text:anchor-type="as-char" svg:width="1.249cm" svg:height="0.62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– концентрация ядер-предшественников запаздывающих нейтронов i-й группы;</text:p>
            <text:p text:style-name="P6"><draw:frame draw:style-name="fr3" draw:name="Объект11" text:anchor-type="as-char" svg:width="0.6cm" svg:height="0.54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– постоянная распада ядер-предшественников i-й группы;</text:p>
            <text:p text:style-name="P6"><draw:frame draw:style-name="fr3" draw:name="Объект12" text:anchor-type="as-char" svg:width="0.566cm" svg:height="0.543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– доля запаздывающих нейтронов i-й группы;</text:p>
            <text:p text:style-name="P6"><text:span text:style-name="T7">S(t)</text:span><text:span text:style-name="T6"> </text:span>– интенсивность внешнего источника нейтронов.</text:p>
            <text:p text:style-name="P6">После преобразований исходная система уравнений принимает вид:</text:p>
            <text:p text:style-name="P6"><draw:frame draw:style-name="fr3" draw:name="Объект14" text:anchor-type="as-char" svg:width="13.921cm" svg:height="3.002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6">где<draw:frame draw:style-name="fr3" draw:name="Объект15" text:anchor-type="as-char" svg:width="1.122cm" svg:height="0.62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– нормированное отклонение концентрации ядер-предшественников запаздывающих нейтронов i-й группы;</text:p>
            <text:p text:style-name="P6"><draw:frame draw:style-name="fr3" draw:name="Объект16" text:anchor-type="as-char" svg:width="0.691cm" svg:height="0.591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– абсолютная (по модулю) подкритичность ядерного реактора в долях<draw:frame draw:style-name="fr3" draw:name="Объект17" text:anchor-type="as-char" svg:width="1.037cm" svg:height="0.543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;</text:p>
            <text:p text:style-name="P6"><draw:frame draw:style-name="fr3" draw:name="Объект18" text:anchor-type="as-char" svg:width="1.122cm" svg:height="0.621cm" draw:z-index="16"><draw:object xlink:href="./Object 18" xlink:type="simple" xlink:show="embed" xlink:actuate="onLoad"/><draw:image xlink:href="./ObjectReplacements/Object 18" xlink:type="simple" xlink:show="embed" xlink:actuate="onLoad"/></draw:frame>– относительное изменение реактивности в долях<draw:frame draw:style-name="fr3" draw:name="Объект19" text:anchor-type="as-char" svg:width="1.037cm" svg:height="0.543cm" draw:z-index="17"><draw:object xlink:href="./Object 19" xlink:type="simple" xlink:show="embed" xlink:actuate="onLoad"/><draw:image xlink:href="./ObjectReplacements/Object 19" xlink:type="simple" xlink:show="embed" xlink:actuate="onLoad"/></draw:frame>;</text:p>
            <text:p text:style-name="P6"><draw:frame draw:style-name="fr3" draw:name="Объект20" text:anchor-type="as-char" svg:width="0.691cm" svg:height="0.591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– относительная доля запаздывающих нейтронов i-й группы.</text:p>
            <text:p text:style-name="P6">При <text:span text:style-name="T7">t = 0</text:span><text:span text:style-name="T6"> </text:span>реактор находится в стационаре, поэтому<draw:frame draw:style-name="fr3" draw:name="Объект22" text:anchor-type="as-char" svg:width="3.023cm" svg:height="0.621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      <text:p text:style-name="P7">Примечания:</text:p>
            <text:list xml:id="list1856857129074454487" text:style-name="L2">
              <text:list-item>
                <text:p text:style-name="P9">По умолчанию в первых строках введены параметры, приблизительно соответствующие данным для реактора РБМК-1000.</text:p>
              </text:list-item>
              <text:list-item>
                <text:p text:style-name="P9">По умолчанию<draw:frame draw:style-name="fr3" draw:name="Объект23" text:anchor-type="as-char" svg:width="0.566cm" svg:height="0.543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и<draw:frame draw:style-name="fr3" draw:name="Объект24" text:anchor-type="as-char" svg:width="0.6cm" svg:height="0.549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соответствуют данным для “чистого” топлива U-235, хотя Пользователь может их скорректировать, например, если в процессе работы реактора нуклидный состав топлива изменился.</text:p>
              </text:list-item>
              <text:list-item>
                <text:p text:style-name="P9">Структура диалогового окна этого блока позволяет задать и другое число групп ядер-предшественников запаздывающих нейтронов и, соответственно,<draw:frame draw:style-name="fr3" draw:name="Объект25" text:anchor-type="as-char" svg:width="0.566cm" svg:height="0.543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и<draw:frame draw:style-name="fr3" draw:name="Объект26" text:anchor-type="as-char" svg:width="0.6cm" svg:height="0.549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. Например, если необходимо учесть вклад фотонейтронов, то число групп может быть увеличено, например, до 8, и наоборот, можно ввести одногрупповую модель кинетики запаздывающих нейтронов.</text:p>
              </text:list-item>
              <text:list-item>
                <text:p text:style-name="P9">Если реактор подкритичен, то считается, что его <text:span text:style-name="T1">стационарное</text:span> состояние при <text:span text:style-name="T7">t &lt;= 0 </text:span>поддерживалось <text:span text:style-name="T1">внешним</text:span> источником нейтронов.</text:p>
              </text:list-item>
              <text:list-item>
                <text:p text:style-name="P11"><text:span text:style-name="T5">Переход к </text:span><text:span text:style-name="T2">абсолютной</text:span><text:span text:style-name="T5"> мощности ядерного реактора при использовании данного блока необходимо проводить по формуле:</text:span><text:span text:style-name="T5"><draw:frame draw:style-name="fr3" draw:name="Объект28" text:anchor-type="as-char" svg:width="4.621cm" svg:height="0.624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5">, где </text:span><text:span text:style-name="T8">N(0) </text:span><text:span text:style-name="T5">– стационарное значение мощности при </text:span><text:span text:style-name="T8">t = 0</text:span><text:span text:style-name="T5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ассическая модель кинетики нейтронов</dc:title>
    <dc:date>2014-12-26T13:12:32.40</dc:date>
    <meta:generator>OpenOffice/4.1.1$Win32 OpenOffice.org_project/411m6$Build-9775</meta:generator>
    <meta:editing-duration>PT6H57M28S</meta:editing-duration>
    <meta:editing-cycles>145</meta:editing-cycles>
    <meta:document-statistic meta:table-count="1" meta:image-count="2" meta:object-count="23" meta:page-count="2" meta:paragraph-count="42" meta:word-count="381" meta:character-count="294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10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1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2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ver accent="true">
                        <mrow>
                          <mi>n</mi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 mathvariant="italic">эфф</mi>
                        </msub>
                      </mrow>
                      <mrow>
                        <mi>l</mi>
                      </mrow>
                    </mfrac>
                    <mo stretchy="false">⋅</mo>
                    <mfenced open="[" close="]">
                      <mrow>
                        <mrow>
                          <mo stretchy="false">−</mo>
                          <mover accent="true">
                            <mrow>
                              <mi>n</mi>
                            </mrow>
                            <mo stretchy="false">̃</mo>
                          </mover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n>1</mn>
                                <mo stretchy="false">+</mo>
                                <msubsup>
                                  <mo stretchy="false">ρ</mo>
                                  <mn>0</mn>
                                  <mrow>
                                    <mrow>
                                      <mtext/>
                                      <mo stretchy="false">∗</mo>
                                      <mtext/>
                                    </mrow>
                                  </mrow>
                                </msubsup>
                              </mrow>
                            </mrow>
                            <mo stretchy="false">)</mo>
                          </mrow>
                        </mrow>
                        <mrow>
                          <mi/>
                          <mo stretchy="false">+</mo>
                          <mi/>
                        </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n>6</mn>
                            </mrow>
                          </munderover>
                          <mrow>
                            <mrow>
                              <msubsup>
                                <mo stretchy="false">β</mo>
                                <mi>i</mi>
                                <mrow>
                                  <mrow>
                                    <mtext/>
                                    <mo stretchy="false">∗</mo>
                                    <mtext/>
                                  </mrow>
                                </mrow>
                              </msubsup>
                              <mo stretchy="false">⋅</mo>
                              <mover accent="true">
                                <msub>
                                  <mrow>
                                    <mi>c</mi>
                                  </mrow>
                                  <mi>i</mi>
                                </msub>
                                <mo stretchy="false">̃</mo>
                              </mover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+</mo>
                          <mi/>
                        </mrow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fenced open="(" close=")">
                            <mrow>
                              <mrow>
                                <mn>1</mn>
                                <mo stretchy="false">+</mo>
                                <mover accent="true">
                                  <mrow>
                                    <mi>n</mi>
                                  </mrow>
                                  <mo stretchy="false">̃</mo>
                                </mover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row>
                    </mfenced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d tilde {n}(t)} over {dt} ~=~ {%beta_эфф } over {l} cdot left [ - tilde {n}(t) cdot (1 + %rho_0^{%*%}  ) ~+~  sum from {i=1} to{6} {%beta_i^{%*%} cdot tilde {c}_i(t)} ~+~ tilde {%rho}(t) cdot left ( 1 + tilde{n}(t) right ) right ] , #
 {d tilde {c_i}(t)} over {dt} ~=~ {%lambda_i } cdot left [ tilde {n}(t) ~-~  { tilde {c}_i(t)} right ] ; }
right none
</annotation>
  </semantics>
</math>
</file>

<file path=Object 15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6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17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20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8/content.xml><?xml version="1.0" encoding="utf-8"?>
<math xmlns="http://www.w3.org/1998/Math/MathML">
  <semantics>
    <mrow>
      <mi>N</mi>
      <mrow>
        <mrow>
          <mo stretchy="false">(</mo>
          <mrow>
            <mi>t</mi>
          </mrow>
          <mo stretchy="false">)</mo>
        </mrow>
        <mo stretchy="false">=</mo>
        <mi>N</mi>
      </mrow>
      <mrow>
        <mrow>
          <mo stretchy="false">(</mo>
          <mrow>
            <mn>0</mn>
          </mrow>
          <mo stretchy="false">)</mo>
        </mrow>
        <mo stretchy="false">⋅</mo>
        <mfenced open="[" close="]">
          <mrow>
            <mrow>
              <mn>1</mn>
              <mo stretchy="false">+</mo>
              <mover accent="true">
                <mrow>
                  <mi>n</mi>
                </mrow>
                <mo stretchy="false">̃</mo>
              </mover>
            </mrow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N(t) = N(0) cdot left [ 1 + tilde {n}(t) right ]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4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7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8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